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5a86a" officeooo:paragraph-rsid="000bbad1" style:font-style-asian="normal" style:font-style-complex="normal"/>
    </style:style>
    <style:style style:name="P2" style:family="paragraph" style:parent-style-name="Standard">
      <style:text-properties fo:font-style="normal" officeooo:rsid="0353a0c9" officeooo:paragraph-rsid="000bbad1" style:font-style-asian="normal" style:font-style-complex="normal"/>
    </style:style>
    <style:style style:name="P3" style:family="paragraph" style:parent-style-name="Standard">
      <style:text-properties fo:font-style="normal" officeooo:rsid="004f5bb0" officeooo:paragraph-rsid="000bbad1" style:font-style-asian="normal" style:font-style-complex="normal"/>
    </style:style>
    <style:style style:name="P4" style:family="paragraph" style:parent-style-name="Standard">
      <style:text-properties fo:font-style="normal" officeooo:rsid="00511e41" officeooo:paragraph-rsid="000bbad1" style:font-style-asian="normal" style:font-style-complex="normal"/>
    </style:style>
    <style:style style:name="P5" style:family="paragraph" style:parent-style-name="Standard">
      <style:text-properties fo:font-style="normal" officeooo:rsid="0052e6ca" officeooo:paragraph-rsid="000bbad1" style:font-style-asian="normal" style:font-style-complex="normal"/>
    </style:style>
    <style:style style:name="P6" style:family="paragraph" style:parent-style-name="Standard">
      <style:text-properties fo:font-style="normal" officeooo:rsid="0053c84b" officeooo:paragraph-rsid="000bbad1" style:font-style-asian="normal" style:font-style-complex="normal"/>
    </style:style>
    <style:style style:name="P7" style:family="paragraph" style:parent-style-name="Standard">
      <style:text-properties fo:font-style="normal" officeooo:rsid="01aaed0a" officeooo:paragraph-rsid="000bbad1" style:font-style-asian="normal" style:font-style-complex="normal"/>
    </style:style>
    <style:style style:name="P8" style:family="paragraph" style:parent-style-name="Standard">
      <style:text-properties fo:font-style="normal" officeooo:rsid="00540716" officeooo:paragraph-rsid="000bbad1" style:font-style-asian="normal" style:font-style-complex="normal"/>
    </style:style>
    <style:style style:name="P9" style:family="paragraph" style:parent-style-name="Standard">
      <style:text-properties fo:font-style="italic" officeooo:rsid="00511e41" officeooo:paragraph-rsid="000bbad1" style:font-style-asian="italic" style:font-style-complex="italic"/>
    </style:style>
    <style:style style:name="P10" style:family="paragraph" style:parent-style-name="Standard">
      <style:text-properties fo:font-style="italic" officeooo:rsid="0052e6ca" officeooo:paragraph-rsid="000bbad1" style:font-style-asian="italic" style:font-style-complex="italic"/>
    </style:style>
    <style:style style:name="P11" style:family="paragraph" style:parent-style-name="Standard">
      <style:text-properties style:font-name="Liberation Serif" fo:font-style="italic" officeooo:rsid="0052e6ca" officeooo:paragraph-rsid="000bbad1" style:font-style-asian="italic" style:font-style-complex="italic"/>
    </style:style>
    <style:style style:name="P12" style:family="paragraph" style:parent-style-name="Standard">
      <style:text-properties officeooo:paragraph-rsid="000bbad1"/>
    </style:style>
    <style:style style:name="P13" style:family="paragraph" style:parent-style-name="Heading_20_2">
      <style:paragraph-properties fo:text-align="center" style:justify-single-word="false"/>
      <style:text-properties fo:font-style="normal" officeooo:rsid="004dee2e" officeooo:paragraph-rsid="000bbad1" style:font-style-asian="normal" style:font-style-complex="normal"/>
    </style:style>
    <style:style style:name="T1" style:family="text">
      <style:text-properties officeooo:rsid="01a90910"/>
    </style:style>
    <style:style style:name="T2" style:family="text">
      <style:text-properties officeooo:rsid="00511e4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52e6ca"/>
    </style:style>
    <style:style style:name="T5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  <style:style style:name="T6" style:family="text">
      <style:text-properties officeooo:rsid="0353efa7"/>
    </style:style>
    <style:style style:name="T7" style:family="text">
      <style:text-properties officeooo:rsid="01413c9b"/>
    </style:style>
    <style:style style:name="T8" style:family="text">
      <style:text-properties officeooo:rsid="0053c84b"/>
    </style:style>
    <style:style style:name="T9" style:family="text">
      <style:text-properties style:font-name="Dudu Cyryllic"/>
    </style:style>
    <style:style style:name="T10" style:family="text">
      <style:text-properties officeooo:rsid="0354885c"/>
    </style:style>
    <style:style style:name="T11" style:family="text">
      <style:text-properties officeooo:rsid="01aa6fcd"/>
    </style:style>
    <style:style style:name="T12" style:family="text">
      <style:text-properties fo:font-style="normal" officeooo:rsid="0053c84b" style:font-style-asian="normal" style:font-style-complex="normal"/>
    </style:style>
    <style:style style:name="T13" style:family="text">
      <style:text-properties fo:font-style="normal" officeooo:rsid="01aa6fcd" style:font-style-asian="normal" style:font-style-complex="normal"/>
    </style:style>
    <style:style style:name="T14" style:family="text">
      <style:text-properties officeooo:rsid="01aaed0a"/>
    </style:style>
    <style:style style:name="T15" style:family="text">
      <style:text-properties officeooo:rsid="01abf9eb"/>
    </style:style>
    <style:style style:name="T16" style:family="text">
      <style:text-properties officeooo:rsid="0055a8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/>
      <text:p text:style-name="P2"/>
      <text:p text:style-name="P3">В вагончике с длинным столом под клеёнкой шёл обед и нас тоже накормили.</text:p>
      <text:p text:style-name="P3">Такой обед не назвать хавкой, это уже харч.</text:p>
      <text:p text:style-name="P3">Повар в несвежей, но белой куртке положил в громадную миску полчерпака сметаны и залил её черпаком красного дымящегося борща. Сверху положил кус мяса.</text:p>
      <text:p text:style-name="P3">Съев всё это, я переполнился до краёв.</text:p>
      <text:p text:style-name="P3"><text:span text:style-name="T1">Затем п</text:span>овар подал золотисто обжаренные клубни молодой картошки с укропом и мясным соусом. Очень вкусно, но <text:span text:style-name="T1">абсолютно </text:span>некуда. </text:p>
      <text:p text:style-name="P3">Так что второе я съел <text:span text:style-name="T1">уже </text:span>просто из принципа.</text:p>
      <text:p text:style-name="P3"><text:span text:style-name="T1">Для</text:span> компот<text:span text:style-name="T1">а не оставалось места</text:span>, но, <text:span text:style-name="T2">постепенно, </text:span>я вцедил и его.</text:p>
      <text:p text:style-name="P3">Поблагодарив <text:span text:style-name="T1">за угощение</text:span>, я насилу встал, очень осторожно спустился по ступенькам приставного крыльца, расстегнул ремень и походкой циркуля двинулся в примыкающий к полю сад.</text:p>
      <text:p text:style-name="P3">Там я аккуратно повалился на охапку сухого сена под яблоней в надежде отлежаться прежде, чем лопну.</text:p>
      <text:p text:style-name="P4">А, таки, попустило!</text:p>
      <text:p text:style-name="P4">К тому времени, когда в сад пришла блондинка, я чувствовал себя в норме.</text:p>
      <text:p text:style-name="P4">Она села под ту же яблоню, опёрлась на неё спиной и пару раз мне мило улыбнулась.</text:p>
      <text:p text:style-name="P4">Меня поразило <text:span text:style-name="T1">настолько</text:span> точное стечение обстоятельств — она и я в саду под яблоней, не хватает только змея. </text:p>
      <text:p text:style-name="P4">И я с умилением начал думать про Иру и гордиться, что я так верен ей — <text:span text:style-name="T1">вовсе</text:span> <text:span text:style-name="T1">никак</text:span> не подкатываюсь к этой блондинке с физмата, несмотря на то, что созданы все условия — сено под яблоней в райском саду.</text:p>
      <text:p text:style-name="P4">На следующее утро мы с главным инженером и длинной рулеткой размечали где проложить стены двух смотровых ям в строящихся боксах. Чомбе придумал чем нас занять.</text:p>
      <text:p text:style-name="P4"/>
      <text:p text:style-name="P4">За пару дней до окончания стройотряда на автобазу снова приехал Саша Чалов. Просто так — распить солнце в бокале.</text:p>
      <text:p text:style-name="P4">Слегка встряхнув свой портфель, он, как обычно, продекламировал своё любимое четверостишье:</text:p>
      <text:p text:style-name="P9"><text:tab/><text:tab/><text:tab/>Одна звенеть не будет,</text:p>
      <text:p text:style-name="P9"><text:tab/><text:tab/><text:tab/>А две звенят не так,</text:p>
      <text:p text:style-name="P9"><text:tab/><text:tab/><text:tab/>Когда такие люди</text:p>
      <text:p text:style-name="P4"><text:span text:style-name="T3"><text:tab/><text:tab/><text:tab/>В стране советской есть</text:span>.</text:p>
      <text:p text:style-name="P4"/>
      <text:p text:style-name="P4">Последняя строка, безусловно, <text:span text:style-name="T1">обламывает</text:span> всякую рифму, но, <text:span text:style-name="T1">вместе с тем, нисколько</text:span> не снижает оптимистичность <text:span text:style-name="T4">звучания и воодушевляющий посыл.</text:span></text:p>
      <text:p text:style-name="P5">Кочегары-«химики» помогли разобраться с содержимым портфеля, вышло по бутылке на рыло — никто не ужрался и Саша Чалов уехал.</text:p>
      <text:p text:style-name="P5">Помидор с Юрой хотели уже уходить, но по дороге постучали в дверь комнаты девушек. Дверь оказалась запертой. </text:p>
      <text:p text:style-name="P5">Они постучали настойчивее, а потом расшалились, вспомнили своё школьно-хулиганское отрочество и начали засовывать под дверь листки горящей бумаги. </text:p>
      <text:p text:style-name="P5">Девушки <text:s/>за дверью оборонялись водой из чайника.</text:p>
      <text:p text:style-name="P5">Валяясь на койке я занял позицию подстрекателя и орал в потолок:</text:p>
      <text:p text:style-name="P5">- Ату их!</text:p>
      <text:p text:style-name="P5">Во мне вдруг вспыхнула злоба на весь женский род, типа, из-за них всё так наперекос<text:span text:style-name="T5">я́</text:span>к, <text:span text:style-name="T1">и так нудно,</text:span> и <text:span text:style-name="T1">что </text:span>сам не знаю чего мне надо. И я продолж<text:span text:style-name="T1">и</text:span>л орать гадости.</text:p>
      <text:p text:style-name="P5">Будь дверь открыта с самого начала, «химики» просто зашли бы потрандели и вышли, но теперь в них играл охотничий азарт.</text:p>
      <text:p text:style-name="P5"><text:soft-page-break/>Разумеется, пребывая под дамокловым мечом отправки обратно на зону, они не собирались усугублять ситуацию, но бедным девушкам было не до всех этих логических выкладок.</text:p>
      <text:p text:style-name="P5">К ним в комнату ломились зэки и, что ещё страшнее, я дурнуватым голосом вопил из общей спальни:</text:p>
      <text:p text:style-name="P5">- Суки! Волчары! Пидараски!</text:p>
      <text:p text:style-name="P5">Наконец, один из физматовцев подошёл к моей койке и сказал, что так нельзя.</text:p>
      <text:p text:style-name="P5">Я крикнул Помидору, что хватит <text:span text:style-name="T6">уже</text:span> и они с Юрой сразу умотали. </text:p>
      <text:p text:style-name="P5">У «химиков» с логикой полный порядок.</text:p>
      <text:p text:style-name="P5">Назавтра я постучал в дверь девушек. Она была не заперта. </text:p>
      <text:p text:style-name="P5">Я зашёл и попросил прощения.</text:p>
      <text:p text:style-name="P5">- Боишься <text:span text:style-name="T1">вылететь</text:span> из института? - спросила та, которая шатенка.</text:p>
      <text:p text:style-name="P5">Вряд ли бы она поверила, что мне просто стыдно. И вряд ли б поняла, что я уж и сам в толк не возьму — боюсь, или хочу исключения.</text:p>
      <text:p text:style-name="P5"/>
      <text:p text:style-name="P11"><text:span text:style-name="T7">(...а</text:span> всё же до чего иногда хочется плюнуть самому себе в рожу. </text:p>
      <text:p text:style-name="P11">Но из песни слова не выкинешь и вся эта мерзость это тоже — я...<text:span text:style-name="T7">)</text:span></text:p>
      <text:p text:style-name="P11"/>
      <text:p text:style-name="P5">Из заработанных в стройотряде грош<text:span text:style-name="T6">é</text:span>й я купил <text:s/>куклу Лен<text:span text:style-name="T1">очк</text:span>е.</text:p>
      <text:p text:style-name="P5">Конечно, сам бы не догадался, но радиостанция «Маяк» по три раза на дню крутила самый модный <text:span text:style-name="T1">тогда </text:span>шлягер:</text:p>
      <text:p text:style-name="P10"><text:tab/><text:tab/><text:tab/>Папа подари!</text:p>
      <text:p text:style-name="P10"><text:tab/><text:tab/><text:tab/>Папа подари!</text:p>
      <text:p text:style-name="P5"><text:span text:style-name="T3"><text:tab/><text:tab/><text:tab/>Папа подари мне куклу!.</text:span>.</text:p>
      <text:p text:style-name="P5"/>
      <text:p text:style-name="P5">Так что по ходу дня где-нибудь да и услышишь. Или <text:span text:style-name="T1">уже </text:span>сама по себе начинает крутиться в <text:span text:style-name="T1">мозгу</text:span>, пок<text:span text:style-name="T1">уд</text:span>а — клац! — а ведь это идея!</text:p>
      <text:p text:style-name="P5">За куклой я поехал в Универмаг, но кукол там не оказалось. </text:p>
      <text:p text:style-name="P5"><text:span text:style-name="T7">И нечего валить всё на</text:span> эпох<text:span text:style-name="T7">у</text:span> дефицита, <text:span text:style-name="T1">эпоха ни при чём, что тормознутому </text:span><text:s/>иде<text:span text:style-name="T7">и</text:span> с запозданием до<text:span text:style-name="T7">ходят</text:span>.</text:p>
      <text:p text:style-name="P5">Пришлось покупать собаку. <text:span text:style-name="T8">Тоже самую дорогую и <text:s/>ростом ростом не меньше метра </text:span><text:span text:style-name="T9">—</text:span><text:span text:style-name="T8"> в штанах и рубахе. </text:span></text:p>
      <text:p text:style-name="P6">Та<text:span text:style-name="T1">кая</text:span> же, практически, кукла, только голова собачья.</text:p>
      <text:p text:style-name="P6">Лен<text:span text:style-name="T10">очка</text:span> росла здоровым ребёнком, ходила в детский комбинат «Солнышко», недалеко, <text:span text:style-name="T11">в яблоневом саду на Первомайской</text:span>.</text:p>
      <text:p text:style-name="P12"><text:span text:style-name="T12">Весь сентябрь я её отводил <text:s/>и приходил за</text:span><text:span text:style-name="T13">бирать</text:span><text:span text:style-name="T12">, <text:s/>потому что кто работал в стройотряде освобождается от шефской помощи колхозам.</text:span></text:p>
      <text:p text:style-name="P6">Бороду я сбрил, а патлы оставил и один раз пошёл с братом на танцы.</text:p>
      <text:p text:style-name="P6">В Лунатике на танцах <text:s/><text:span text:style-name="T11">вместо</text:span> «Шпиц<text:span text:style-name="T11">ов</text:span>» <text:span text:style-name="T11">играл уже</text:span> Саша Баша. </text:p>
      <text:p text:style-name="P6"/>
      <text:p text:style-name="P6"><text:span text:style-name="T7">М</text:span>ой брат отслужил два года срочной службы на космодроме Байконур и с него взяли подписку, чтоб двадцать лет не покидал страну, даже на курорты социалистической Болгарии нельзя, <text:span text:style-name="T7">а вдруг </text:span>пробол<text:span text:style-name="T7">тает</text:span>ся, что на Байконуре кроме космонавтов <text:span text:style-name="T11">еженедельно</text:span> запускают экспериментальные баллистические ракеты?</text:p>
      <text:p text:style-name="P7">Когда мы с ним пошли в Лунатик на мне, помимо<text:span text:style-name="T11"> длинны</text:span>х<text:span text:style-name="T11"> патл</text:span>ов,<text:span text:style-name="T11"> <text:s/>были </text:span>ещё<text:span text:style-name="T11"> тёмные очки в оправе «мона лиза». </text:span></text:p>
      <text:p text:style-name="P6">Вечером тёмные очки ни к чему, но тонкая оправа «мона лиза» считалась попсóвым символом модного чувака. <text:s/>Так же, как и потёртые джинсы.</text:p>
      <text:p text:style-name="P6">Их толкали по 120-150 руб., что больше среднемесячной зарплаты рабочего. </text:p>
      <text:p text:style-name="P6"><text:span text:style-name="T7">Доставку джинсов в</text:span> Конотоп <text:span text:style-name="T7">осуществляли</text:span> смуглокожие алжирцы, <text:s/>обуча<text:span text:style-name="T7">вшиеся</text:span> в инженерно-строительном техникуме.</text:p>
      <text:p text:style-name="P6">Эти алжирцы до того наивные.</text:p>
      <text:p text:style-name="P6">- Он говориль выйдем будем поговориль. Я выйдиль он меня ногой удариль. Зачему?</text:p>
      <text:p text:style-name="P6"><text:soft-page-break/>Но, при всей <text:span text:style-name="T14">своей </text:span>наивности, цену на джинсы они не спускали.</text:p>
      <text:p text:style-name="P6"/>
      <text:p text:style-name="P7">А моя джиннóта всего за 30 руб., какая-то невнятная бразильская хрень, и не трётся вовсе, не то что Лялькины «Levi's».</text:p>
      <text:p text:style-name="P8"><text:span text:style-name="T7">Поэтому,</text:span> хотя в тёмных очках вечером плохо видно, на танцах <text:span text:style-name="T14">они себя оправдывали, </text:span><text:s/><text:span text:style-name="T7">прикрывая нищету в джинсах</text:span>.</text:p>
      <text:p text:style-name="P8">На площадку мы <text:span text:style-name="T14">зарулили</text:span> уже после перерыва, толкучка <text:span text:style-name="T14">шла </text:span>полным ходом. </text:p>
      <text:p text:style-name="P8">Брат пошёл <text:span text:style-name="T14">по</text:span>искать свою девушку, а я <text:span text:style-name="T14">тормознулся</text:span> <text:span text:style-name="T14">возле</text:span> сцены, <text:span text:style-name="T14">стою</text:span> — слушаю.</text:p>
      <text:p text:style-name="P8">Соло-гитарист у Баши неплохой, без натуги играет.</text:p>
      <text:p text:style-name="P8"><text:span text:style-name="T14">Тут к</text:span>акой-то хлюст из толпы нарисовался и вылупился на меня. Ну, ещё бы — такие патлы, столичный вид. Он <text:span text:style-name="T14">позырил и </text:span>ушёл.</text:p>
      <text:p text:style-name="P8">Я дальше стою и минут через несколько смотрю — опять он, но уже с каким-то кентом.</text:p>
      <text:p text:style-name="P8">Подваливают ко мне, синхронно так назад откачнулись и — летят в меня два кулака.</text:p>
      <text:p text:style-name="P8">Я в плечо принял, но общая масса двойного удара меня смела и я, типа, улетел в другое пространство.</text:p>
      <text:p text:style-name="P8">Без балды — другое, <text:span text:style-name="T15">как </text:span>будто под воду. </text:p>
      <text:p text:style-name="P8">Звук танцев моментально отключился и я лечу, вернее, качусь по бетону площадки. </text:p>
      <text:p text:style-name="P8">А с разных сторон несутся <text:span text:style-name="T15">на меня </text:span>ноги и стараются нанести удар. <text:span text:style-name="T16">Причём ноги, почему-то, не цельные, а обрезки какие-то, вот от ступни и до колена. </text:span></text:p>
      <text:p text:style-name="P1">Так и просвистывают <text:span text:style-name="T15">отсюда-оттуда</text:span>, только беззвучно. Но не попали.</text:p>
      <text:p text:style-name="P1">Я вскочил и запрыгнул на скамейку под круговой оградой. Спиной к трубам. </text:p>
      <text:p text:style-name="P1">Тут и звук вернулся. </text:p>
      <text:p text:style-name="P1">Девушки визжат, Баша в микрофон:</text:p>
      <text:p text:style-name="P1">- Друзья, пожалуйста, соблюдайте...</text:p>
      <text:p text:style-name="P1">А перед скамейкой несколько хлопцев лицом ко мне и один, плотный такой кричит:</text:p>
      <text:p text:style-name="P1">- Ты кто? Ты кто? Очки сними!</text:p>
      <text:p text:style-name="P1">Я «мону лизу» сдёрнул и кто-то крикнул:</text:p>
      <text:p text:style-name="P1">- Из «Орфеев»!</text:p>
      <text:p text:style-name="P1">Это оказались хлопцы с Посёлка, хоть я их и не знал. Они взяли меня в плотное кольцо и с площадки вывели, а сами вернулись на общую разборку.</text:p>
      <text:p text:style-name="P1">В тот день резаки с Деповской хотели доказать, что Лунатик их территория.</text:p>
      <text:p text:style-name="P1">На выходе из парка я сошёлся с братом. У него была бровь разбита. Пришлось идти на Вокзал и замывать кровь под краном в мужском туалет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35:05.920297320</meta:creation-date>
    <dc:date>2017-03-02T17:35:11.431425067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88" meta:word-count="1188" meta:character-count="7272" meta:non-whitespace-character-count="6107"/>
    <meta:generator>LibreOffice/4.3.3.2$Linux_x86 LibreOffice_project/430m0$Build-2</meta:generator>
  </office:meta>
</office:document-meta>
</file>